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/>
    </style:style>
    <style:style style:name="ce4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/>
          <table:table-cell table:style-name="ce3" office:value-type="string">
            <text:p>τ</text:p>
          </table:table-cell>
          <table:table-cell table:style-name="ce3"/>
          <table:table-cell table:style-name="ce3" office:value-type="string">
            <text:p>- α</text:p>
          </table:table-cell>
          <table:table-cell table:number-columns-repeated="1020"/>
        </table:table-row>
        <table:table-row table:style-name="ro2">
          <table:table-cell table:style-name="ce2" office:value-type="float" office:value="9.13">
            <text:p>9.13</text:p>
          </table:table-cell>
          <table:table-cell table:style-name="ce4" office:value-type="float" office:value="0.4541">
            <text:p>0.4541</text:p>
          </table:table-cell>
          <table:table-cell table:style-name="ce4" office:value-type="float" office:value="0.24">
            <text:p>0.2400</text:p>
          </table:table-cell>
          <table:table-cell table:style-name="ce4" office:value-type="float" office:value="2.763">
            <text:p>2.7630</text:p>
          </table:table-cell>
          <table:table-cell table:style-name="ce4" office:value-type="float" office:value="0.85">
            <text:p>0.8500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9.3">
            <text:p>9.30</text:p>
          </table:table-cell>
          <table:table-cell table:style-name="ce4" office:value-type="float" office:value="0.416">
            <text:p>0.4160</text:p>
          </table:table-cell>
          <table:table-cell table:style-name="ce4" office:value-type="float" office:value="0.09">
            <text:p>0.0900</text:p>
          </table:table-cell>
          <table:table-cell table:style-name="ce4" office:value-type="float" office:value="2.31">
            <text:p>2.3100</text:p>
          </table:table-cell>
          <table:table-cell table:style-name="ce4" office:value-type="float" office:value="0.34">
            <text:p>0.3400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9.46">
            <text:p>9.46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9.63">
            <text:p>9.63</text:p>
          </table:table-cell>
          <table:table-cell table:style-name="ce4" office:value-type="float" office:value="0.2962">
            <text:p>0.2962</text:p>
          </table:table-cell>
          <table:table-cell table:style-name="ce4" office:value-type="float" office:value="0.13">
            <text:p>0.1300</text:p>
          </table:table-cell>
          <table:table-cell table:style-name="ce4" office:value-type="float" office:value="1.965">
            <text:p>1.9650</text:p>
          </table:table-cell>
          <table:table-cell table:style-name="ce4" office:value-type="float" office:value="0.72">
            <text:p>0.7200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9.8">
            <text:p>9.80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9.96">
            <text:p>9.96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10.13">
            <text:p>10.13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10.3">
            <text:p>10.30</text:p>
          </table:table-cell>
          <table:table-cell table:style-name="ce4" office:value-type="float" office:value="0.2702">
            <text:p>0.2702</text:p>
          </table:table-cell>
          <table:table-cell table:style-name="ce4" office:value-type="float" office:value="0.14">
            <text:p>0.1400</text:p>
          </table:table-cell>
          <table:table-cell table:style-name="ce4" office:value-type="float" office:value="2.261">
            <text:p>2.2610</text:p>
          </table:table-cell>
          <table:table-cell table:style-name="ce4" office:value-type="float" office:value="0.83">
            <text:p>0.8300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10.46">
            <text:p>10.46</text:p>
          </table:table-cell>
          <table:table-cell table:style-name="ce4" office:value-type="float" office:value="0.2448">
            <text:p>0.2448</text:p>
          </table:table-cell>
          <table:table-cell table:style-name="ce4" office:value-type="float" office:value="0.076">
            <text:p>0.0760</text:p>
          </table:table-cell>
          <table:table-cell table:style-name="ce4" office:value-type="float" office:value="1.58">
            <text:p>1.5800</text:p>
          </table:table-cell>
          <table:table-cell table:style-name="ce4" office:value-type="float" office:value="0.49">
            <text:p>0.4900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10.63">
            <text:p>10.63</text:p>
          </table:table-cell>
          <table:table-cell table:style-name="ce4" office:value-type="float" office:value="0.2854">
            <text:p>0.2854</text:p>
          </table:table-cell>
          <table:table-cell table:style-name="ce4" office:value-type="float" office:value="0.093">
            <text:p>0.0930</text:p>
          </table:table-cell>
          <table:table-cell table:style-name="ce4" office:value-type="float" office:value="1.441">
            <text:p>1.4410</text:p>
          </table:table-cell>
          <table:table-cell table:style-name="ce4" office:value-type="float" office:value="0.52">
            <text:p>0.5200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10.8">
            <text:p>10.80</text:p>
          </table:table-cell>
          <table:table-cell table:style-name="ce4" office:value-type="float" office:value="0.2505">
            <text:p>0.2505</text:p>
          </table:table-cell>
          <table:table-cell table:style-name="ce4" office:value-type="float" office:value="0.14">
            <text:p>0.1400</text:p>
          </table:table-cell>
          <table:table-cell table:style-name="ce4" office:value-type="float" office:value="2.566">
            <text:p>2.5660</text:p>
          </table:table-cell>
          <table:table-cell table:style-name="ce4" office:value-type="float" office:value="0.9">
            <text:p>0.9000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10.96">
            <text:p>10.96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11.13">
            <text:p>11.13</text:p>
          </table:table-cell>
          <table:table-cell table:style-name="ce4" office:value-type="float" office:value="0.2733">
            <text:p>0.2733</text:p>
          </table:table-cell>
          <table:table-cell table:style-name="ce4" office:value-type="float" office:value="0.14">
            <text:p>0.1400</text:p>
          </table:table-cell>
          <table:table-cell table:style-name="ce4" office:value-type="float" office:value="2.556">
            <text:p>2.5560</text:p>
          </table:table-cell>
          <table:table-cell table:style-name="ce4" office:value-type="float" office:value="0.8">
            <text:p>0.8000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11.3">
            <text:p>11.30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11.46">
            <text:p>11.46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11.65">
            <text:p>11.65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11.81">
            <text:p>11.81</text:p>
          </table:table-cell>
          <table:table-cell table:style-name="ce4" office:value-type="float" office:value="0.2721">
            <text:p>0.2721</text:p>
          </table:table-cell>
          <table:table-cell table:style-name="ce4" office:value-type="float" office:value="0.12">
            <text:p>0.1200</text:p>
          </table:table-cell>
          <table:table-cell table:style-name="ce4" office:value-type="float" office:value="2.171">
            <text:p>2.1710</text:p>
          </table:table-cell>
          <table:table-cell table:style-name="ce4" office:value-type="float" office:value="0.71">
            <text:p>0.7100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11.96">
            <text:p>11.96</text:p>
          </table:table-cell>
          <table:table-cell table:style-name="ce4" office:value-type="float" office:value="0.5827">
            <text:p>0.5827</text:p>
          </table:table-cell>
          <table:table-cell table:style-name="ce4" office:value-type="float" office:value="0.18">
            <text:p>0.1800</text:p>
          </table:table-cell>
          <table:table-cell table:style-name="ce4" office:value-type="float" office:value="2.085">
            <text:p>2.0850</text:p>
          </table:table-cell>
          <table:table-cell table:style-name="ce4" office:value-type="float" office:value="0.49">
            <text:p>0.4900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12.13">
            <text:p>12.13</text:p>
          </table:table-cell>
          <table:table-cell table:style-name="ce4" office:value-type="float" office:value="0.5181">
            <text:p>0.5181</text:p>
          </table:table-cell>
          <table:table-cell table:style-name="ce4" office:value-type="float" office:value="0.14">
            <text:p>0.1400</text:p>
          </table:table-cell>
          <table:table-cell table:style-name="ce4" office:value-type="float" office:value="1.731">
            <text:p>1.7310</text:p>
          </table:table-cell>
          <table:table-cell table:style-name="ce4" office:value-type="float" office:value="0.42">
            <text:p>0.4200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12.31">
            <text:p>12.31</text:p>
          </table:table-cell>
          <table:table-cell table:style-name="ce4" office:value-type="float" office:value="0.5512">
            <text:p>0.5512</text:p>
          </table:table-cell>
          <table:table-cell table:style-name="ce4" office:value-type="float" office:value="0.2">
            <text:p>0.2000</text:p>
          </table:table-cell>
          <table:table-cell table:style-name="ce4" office:value-type="float" office:value="2.113">
            <text:p>2.1130</text:p>
          </table:table-cell>
          <table:table-cell table:style-name="ce4" office:value-type="float" office:value="0.57">
            <text:p>0.5700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12.46">
            <text:p>12.46</text:p>
          </table:table-cell>
          <table:table-cell table:style-name="ce4" office:value-type="float" office:value="0.499">
            <text:p>0.4990</text:p>
          </table:table-cell>
          <table:table-cell table:style-name="ce4" office:value-type="float" office:value="0.13">
            <text:p>0.1300</text:p>
          </table:table-cell>
          <table:table-cell table:style-name="ce4" office:value-type="float" office:value="1.748">
            <text:p>1.7480</text:p>
          </table:table-cell>
          <table:table-cell table:style-name="ce4" office:value-type="float" office:value="0.41">
            <text:p>0.4100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12.63">
            <text:p>12.63</text:p>
          </table:table-cell>
          <table:table-cell table:style-name="ce4" office:value-type="float" office:value="0.4524">
            <text:p>0.4524</text:p>
          </table:table-cell>
          <table:table-cell table:style-name="ce4" office:value-type="float" office:value="0.12">
            <text:p>0.1200</text:p>
          </table:table-cell>
          <table:table-cell table:style-name="ce4" office:value-type="float" office:value="1.645">
            <text:p>1.6450</text:p>
          </table:table-cell>
          <table:table-cell table:style-name="ce4" office:value-type="float" office:value="0.42">
            <text:p>0.4200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12.8">
            <text:p>12.80</text:p>
          </table:table-cell>
          <table:table-cell table:style-name="ce4" office:value-type="float" office:value="0.5223">
            <text:p>0.5223</text:p>
          </table:table-cell>
          <table:table-cell table:style-name="ce4" office:value-type="float" office:value="0.16">
            <text:p>0.1600</text:p>
          </table:table-cell>
          <table:table-cell table:style-name="ce4" office:value-type="float" office:value="2.07">
            <text:p>2.0700</text:p>
          </table:table-cell>
          <table:table-cell table:style-name="ce4" office:value-type="float" office:value="0.48">
            <text:p>0.4800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12.96">
            <text:p>12.96</text:p>
          </table:table-cell>
          <table:table-cell table:style-name="ce4" office:value-type="float" office:value="0.4403">
            <text:p>0.4403</text:p>
          </table:table-cell>
          <table:table-cell table:style-name="ce4" office:value-type="float" office:value="0.11">
            <text:p>0.1100</text:p>
          </table:table-cell>
          <table:table-cell table:style-name="ce4" office:value-type="float" office:value="1.507">
            <text:p>1.5070</text:p>
          </table:table-cell>
          <table:table-cell table:style-name="ce4" office:value-type="float" office:value="0.39">
            <text:p>0.3900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13.13">
            <text:p>13.13</text:p>
          </table:table-cell>
          <table:table-cell table:style-name="ce4" office:value-type="float" office:value="0.4342">
            <text:p>0.4342</text:p>
          </table:table-cell>
          <table:table-cell table:style-name="ce4" office:value-type="float" office:value="0.12">
            <text:p>0.1200</text:p>
          </table:table-cell>
          <table:table-cell table:style-name="ce4" office:value-type="float" office:value="1.667">
            <text:p>1.6670</text:p>
          </table:table-cell>
          <table:table-cell table:style-name="ce4" office:value-type="float" office:value="0.46">
            <text:p>0.4600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13.3">
            <text:p>13.30</text:p>
          </table:table-cell>
          <table:table-cell table:style-name="ce4" office:value-type="float" office:value="0.4547">
            <text:p>0.4547</text:p>
          </table:table-cell>
          <table:table-cell table:style-name="ce4" office:value-type="float" office:value="0.11">
            <text:p>0.1100</text:p>
          </table:table-cell>
          <table:table-cell table:style-name="ce4" office:value-type="float" office:value="1.567">
            <text:p>1.5670</text:p>
          </table:table-cell>
          <table:table-cell table:style-name="ce4" office:value-type="float" office:value="0.37">
            <text:p>0.3700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13.46">
            <text:p>13.46</text:p>
          </table:table-cell>
          <table:table-cell table:style-name="ce4" office:value-type="float" office:value="0.3999">
            <text:p>0.3999</text:p>
          </table:table-cell>
          <table:table-cell table:style-name="ce4" office:value-type="float" office:value="0.064">
            <text:p>0.0640</text:p>
          </table:table-cell>
          <table:table-cell table:style-name="ce4" office:value-type="float" office:value="0.8105">
            <text:p>0.8105</text:p>
          </table:table-cell>
          <table:table-cell table:style-name="ce4" office:value-type="float" office:value="0.26">
            <text:p>0.2600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13.63">
            <text:p>13.63</text:p>
          </table:table-cell>
          <table:table-cell table:style-name="ce4" office:value-type="float" office:value="0.4091">
            <text:p>0.4091</text:p>
          </table:table-cell>
          <table:table-cell table:style-name="ce4" office:value-type="float" office:value="0.11">
            <text:p>0.1100</text:p>
          </table:table-cell>
          <table:table-cell table:style-name="ce4" office:value-type="float" office:value="1.368">
            <text:p>1.3680</text:p>
          </table:table-cell>
          <table:table-cell table:style-name="ce4" office:value-type="float" office:value="0.42">
            <text:p>0.4200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13.8">
            <text:p>13.80</text:p>
          </table:table-cell>
          <table:table-cell table:style-name="ce4" office:value-type="float" office:value="0.4134">
            <text:p>0.4134</text:p>
          </table:table-cell>
          <table:table-cell table:style-name="ce4" office:value-type="float" office:value="0.11">
            <text:p>0.1100</text:p>
          </table:table-cell>
          <table:table-cell table:style-name="ce4" office:value-type="float" office:value="1.384">
            <text:p>1.3840</text:p>
          </table:table-cell>
          <table:table-cell table:style-name="ce4" office:value-type="float" office:value="0.43">
            <text:p>0.4300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13.96">
            <text:p>13.96</text:p>
          </table:table-cell>
          <table:table-cell table:style-name="ce4" office:value-type="float" office:value="0.4051">
            <text:p>0.4051</text:p>
          </table:table-cell>
          <table:table-cell table:style-name="ce4" office:value-type="float" office:value="0.089">
            <text:p>0.0890</text:p>
          </table:table-cell>
          <table:table-cell table:style-name="ce4" office:value-type="float" office:value="1.351">
            <text:p>1.3510</text:p>
          </table:table-cell>
          <table:table-cell table:style-name="ce4" office:value-type="float" office:value="0.35">
            <text:p>0.3500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14.13">
            <text:p>14.13</text:p>
          </table:table-cell>
          <table:table-cell table:style-name="ce4" office:value-type="float" office:value="0.3726">
            <text:p>0.3726</text:p>
          </table:table-cell>
          <table:table-cell table:style-name="ce4" office:value-type="float" office:value="0.086">
            <text:p>0.0860</text:p>
          </table:table-cell>
          <table:table-cell table:style-name="ce4" office:value-type="float" office:value="1.198">
            <text:p>1.1980</text:p>
          </table:table-cell>
          <table:table-cell table:style-name="ce4" office:value-type="float" office:value="0.37">
            <text:p>0.3700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14.3">
            <text:p>14.30</text:p>
          </table:table-cell>
          <table:table-cell table:style-name="ce4" office:value-type="float" office:value="0.3718">
            <text:p>0.3718</text:p>
          </table:table-cell>
          <table:table-cell table:style-name="ce4" office:value-type="float" office:value="0.064">
            <text:p>0.0640</text:p>
          </table:table-cell>
          <table:table-cell table:style-name="ce4" office:value-type="float" office:value="0.8223">
            <text:p>0.8223</text:p>
          </table:table-cell>
          <table:table-cell table:style-name="ce4" office:value-type="float" office:value="0.28">
            <text:p>0.2800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14.46">
            <text:p>14.46</text:p>
          </table:table-cell>
          <table:table-cell table:style-name="ce4" office:value-type="float" office:value="0.3447">
            <text:p>0.3447</text:p>
          </table:table-cell>
          <table:table-cell table:style-name="ce4" office:value-type="float" office:value="0.058">
            <text:p>0.0580</text:p>
          </table:table-cell>
          <table:table-cell table:style-name="ce4" office:value-type="float" office:value="0.8851">
            <text:p>0.8851</text:p>
          </table:table-cell>
          <table:table-cell table:style-name="ce4" office:value-type="float" office:value="0.27">
            <text:p>0.2700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14.63">
            <text:p>14.63</text:p>
          </table:table-cell>
          <table:table-cell table:style-name="ce4" office:value-type="float" office:value="0.1094">
            <text:p>0.1094</text:p>
          </table:table-cell>
          <table:table-cell table:style-name="ce4" office:value-type="float" office:value="0.024">
            <text:p>0.0240</text:p>
          </table:table-cell>
          <table:table-cell table:style-name="ce4" office:value-type="float" office:value="-0.4308">
            <text:p>-0.4308</text:p>
          </table:table-cell>
          <table:table-cell table:style-name="ce4" office:value-type="float" office:value="0.35">
            <text:p>0.3500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2" office:value-type="float" office:value="14.8">
            <text:p>14.80</text:p>
          </table:table-cell>
          <table:table-cell table:style-name="ce4" office:value-type="float" office:value="0.8196">
            <text:p>0.8196</text:p>
          </table:table-cell>
          <table:table-cell table:style-name="ce4" office:value-type="float" office:value="0.022">
            <text:p>0.0220</text:p>
          </table:table-cell>
          <table:table-cell table:style-name="ce4" office:value-type="float" office:value="-0.5625">
            <text:p>-0.5625</text:p>
          </table:table-cell>
          <table:table-cell table:style-name="ce4" office:value-type="float" office:value="0.43">
            <text:p>0.4300</text:p>
          </table:table-cell>
          <table:table-cell table:style-name="ce4"/>
          <table:table-cell table:number-columns-repeated="1018"/>
        </table:table-row>
        <table:table-row table:style-name="ro2">
          <table:table-cell office:value-type="float" office:value="14.96">
            <text:p>14.96</text:p>
          </table:table-cell>
          <table:table-cell table:style-name="ce4" office:value-type="float" office:value="0.06309">
            <text:p>0.0631</text:p>
          </table:table-cell>
          <table:table-cell table:style-name="ce4" office:value-type="float" office:value="0.015">
            <text:p>0.0150</text:p>
          </table:table-cell>
          <table:table-cell table:style-name="ce4" office:value-type="float" office:value="-1.029">
            <text:p>-1.0290</text:p>
          </table:table-cell>
          <table:table-cell table:style-name="ce4" office:value-type="float" office:value="0.38">
            <text:p>0.3800</text:p>
          </table:table-cell>
          <table:table-cell table:style-name="ce4"/>
          <table:table-cell table:number-columns-repeated="1018"/>
        </table:table-row>
        <table:table-row table:style-name="ro2" table:number-rows-repeated="8">
          <table:table-cell table:number-columns-repeated="2"/>
          <table:table-cell table:style-name="Default" table:number-columns-repeated="8"/>
          <table:table-cell table:number-columns-repeated="1014"/>
        </table:table-row>
        <table:table-row table:style-name="ro2">
          <table:table-cell/>
          <table:table-cell office:value-type="string">
            <text:p><text:s/>368.00 <text:s/>0.04554681655941334</text:p>
          </table:table-cell>
          <table:table-cell table:style-name="Default" table:number-columns-repeated="8"/>
          <table:table-cell table:number-columns-repeated="1014"/>
        </table:table-row>
        <table:table-row table:style-name="ro2">
          <table:table-cell/>
          <table:table-cell office:value-type="string">
            <text:p><text:s/>412.00 <text:s/>0.012102329134620948</text:p>
          </table:table-cell>
          <table:table-cell table:style-name="Default" table:number-columns-repeated="8"/>
          <table:table-cell table:number-columns-repeated="1014"/>
        </table:table-row>
        <table:table-row table:style-name="ro2">
          <table:table-cell/>
          <table:table-cell office:value-type="string">
            <text:p><text:s/>500.00 <text:s/>0.13135176761183887</text:p>
          </table:table-cell>
          <table:table-cell table:style-name="Default" table:number-columns-repeated="8"/>
          <table:table-cell table:number-columns-repeated="1014"/>
        </table:table-row>
        <table:table-row table:style-name="ro2">
          <table:table-cell/>
          <table:table-cell office:value-type="string">
            <text:p><text:s/>610.00 <text:s/>0.15703541568264123</text:p>
          </table:table-cell>
          <table:table-cell table:style-name="Default" table:number-columns-repeated="8"/>
          <table:table-cell table:number-columns-repeated="1014"/>
        </table:table-row>
        <table:table-row table:style-name="ro2">
          <table:table-cell/>
          <table:table-cell office:value-type="string">
            <text:p><text:s/>675.00 <text:s/>0.1649492552469049</text:p>
          </table:table-cell>
          <table:table-cell table:style-name="Default" table:number-columns-repeated="8"/>
          <table:table-cell table:number-columns-repeated="1014"/>
        </table:table-row>
        <table:table-row table:style-name="ro2">
          <table:table-cell/>
          <table:table-cell office:value-type="string">
            <text:p><text:s/>778.00 <text:s/>0.19230729725964724</text:p>
          </table:table-cell>
          <table:table-cell table:style-name="Default" table:number-columns-repeated="8"/>
          <table:table-cell table:number-columns-repeated="1014"/>
        </table:table-row>
        <table:table-row table:style-name="ro2">
          <table:table-cell/>
          <table:table-cell office:value-type="string">
            <text:p><text:s/>862.00 <text:s/>0.2531646806262274</text:p>
          </table:table-cell>
          <table:table-cell table:number-columns-repeated="1022"/>
        </table:table-row>
        <table:table-row table:style-name="ro2" table:number-rows-repeated="65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1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3">06/13/2011</text:date>, <text:time>14:18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unbo Xu</meta:initial-creator>
    <meta:creation-date>2011-06-13T13:07:25</meta:creation-date>
    <meta:printed-by>Runbo Xu</meta:printed-by>
    <meta:print-date>2011-06-13T13:41:55</meta:print-date>
    <dc:date>2011-06-13T14:18:58</dc:date>
    <dc:creator>Runbo Xu</dc:creator>
    <meta:editing-duration>PT00H21M01S</meta:editing-duration>
    <meta:editing-cycles>1</meta:editing-cycles>
    <meta:document-statistic meta:table-count="3" meta:cell-count="189" meta:object-count="0"/>
    <meta:generator>OpenOffice.org/3.2$Unix OpenOffice.org_project/320m12$Build-9483</meta:generator>
  </office:meta>
</office:document-meta>
</file>